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66pt" style:font-size-asian="66pt" style:font-size-complex="66pt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8a0d3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f22b2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0cb94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ize="13pt" fo:font-style="normal" fo:text-shadow="none" style:text-underline-style="none" fo:font-weight="normal" officeooo:rsid="0008a0d3" style:font-size-asian="13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</text:span><text:span text:style-name="T1">О обрабатывающего центра с ЧПУ INTERMAC Master ONE для </text:span><text:span text:style-name="T4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1-29T16:17:53.016000000</dc:date>
    <meta:editing-duration>PT1H55M18S</meta:editing-duration>
    <meta:editing-cycles>8</meta:editing-cycles>
    <meta:generator>LibreOffice/7.3.6.2$Windows_X86_64 LibreOffice_project/c28ca90fd6e1a19e189fc16c05f8f8924961e12e</meta:generator>
    <meta:print-date>2022-11-29T16:15:16.359000000</meta:print-date>
    <meta:document-statistic meta:table-count="0" meta:image-count="0" meta:object-count="0" meta:page-count="1" meta:paragraph-count="1" meta:word-count="10" meta:character-count="65" meta:non-whitespace-character-count="56"/>
  </office:meta>
</office:document-meta>
</file>